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C00000153D42F2A0E6E1A6E4E.png" manifest:media-type="image/png"/>
  <manifest:file-entry manifest:full-path="Pictures/10000001000007310000042001D845F2082F7BCA.png" manifest:media-type="image/png"/>
  <manifest:file-entry manifest:full-path="Pictures/100000010000072D000003EC9A4FC2E2561566B9.png" manifest:media-type="image/png"/>
  <manifest:file-entry manifest:full-path="Pictures/100000010000064A000000E85E23D255A9C87F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0bb94b" officeooo:paragraph-rsid="000bb94b"/>
    </style:style>
    <style:style style:name="P2" style:family="paragraph" style:parent-style-name="Standard">
      <style:paragraph-properties fo:text-align="center" style:justify-single-word="false"/>
      <style:text-properties officeooo:rsid="000bb94b" officeooo:paragraph-rsid="000bb94b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7.5pt" fo:letter-spacing="normal" fo:font-style="normal" fo:font-weight="normal" officeooo:rsid="000ed53f" officeooo:paragraph-rsid="0010b344"/>
    </style:style>
    <style:style style:name="P4" style:family="paragraph" style:parent-style-name="Standard">
      <style:paragraph-properties fo:text-align="center" style:justify-single-word="false"/>
      <style:text-properties officeooo:rsid="000bb94b" officeooo:paragraph-rsid="000bb94b"/>
    </style:style>
    <style:style style:name="P5" style:family="paragraph" style:parent-style-name="Standard">
      <style:text-properties officeooo:rsid="000ed53f" officeooo:paragraph-rsid="000bb9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weight-asian="bold" style:font-weight-complex="bold"/>
    </style:style>
    <style:style style:name="T3" style:family="text">
      <style:text-properties fo:font-size="16pt" fo:font-weight="bold" officeooo:rsid="000e7c4c" style:font-weight-asian="bold" style:font-weight-complex="bold"/>
    </style:style>
    <style:style style:name="T4" style:family="text">
      <style:text-properties fo:font-size="16pt" officeooo:rsid="000e7c4c"/>
    </style:style>
    <style:style style:name="T5" style:family="text">
      <style:text-properties fo:font-size="11.5pt" fo:font-weight="bold" style:font-weight-asian="bold" style:font-weight-complex="bold"/>
    </style:style>
    <style:style style:name="T6" style:family="text">
      <style:text-properties fo:font-size="11.5pt" fo:font-weight="bold" officeooo:rsid="0011a25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Lab2</text:span><text:span text:style-name="T1"> <text:s/></text:span><text:span text:style-name="T3">Terraform</text:span><text:span text:style-name="T4"> </text:span></text:p>
      <text:p text:style-name="P2"><draw:frame draw:style-name="fr1" draw:name="Image4" text:anchor-type="char" svg:x="0.8661in" svg:y="0.072in" svg:width="5.0508in" svg:height="0.728in" draw:z-index="3"><draw:image xlink:href="Pictures/100000010000064A000000E85E23D255A9C87FEB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/></text:p>
      <text:p text:style-name="P1"><draw:frame draw:style-name="fr1" draw:name="Image1" text:anchor-type="char" svg:x="0.2673in" svg:y="0.1in" svg:width="6.1972in" svg:height="3.3866in" draw:z-index="0"><draw:image xlink:href="Pictures/100000010000072D000003EC9A4FC2E2561566B9.png" xlink:type="simple" xlink:show="embed" xlink:actuate="onLoad" draw:mime-type="image/png"/></draw:frame><draw:frame draw:style-name="fr1" draw:name="Image2" text:anchor-type="char" svg:x="0.9508in" svg:y="3.5563in" svg:width="4.998in" svg:height="1.8339in" draw:z-index="1"><draw:image xlink:href="Pictures/100000010000039C00000153D42F2A0E6E1A6E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3"><draw:frame draw:style-name="fr2" draw:name="Image3" text:anchor-type="char" svg:x="0.6547in" svg:y="0.3083in" svg:width="5.7429in" svg:height="3.2937in" draw:z-index="2"><draw:image xlink:href="Pictures/10000001000007310000042001D845F2082F7BCA.png" xlink:type="simple" xlink:show="embed" xlink:actuate="onLoad" draw:mime-type="image/png"/></draw:frame><text:span text:style-name="T5">Private-</text:span><text:span text:style-name="T6">S</text:span><text:span text:style-name="T5">ubnet logs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02:32:47.870924844</meta:creation-date>
    <dc:date>2023-01-28T02:40:55.999931434</dc:date>
    <meta:editing-duration>PT7M12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1" meta:paragraph-count="2" meta:word-count="4" meta:character-count="36" meta:non-whitespace-character-count="31"/>
  </office:meta>
</office:document-meta>
</file>